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Test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estBean.add( int x , in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estBean.getQueu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estBean.getNick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estBean.setNickName( String nic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estBean.dontExpos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estBean.setSuperman( boolean superm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estBean.isSuperm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estBean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est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estBean.my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estBean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estBean.getCacheEn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